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382e" officeooo:paragraph-rsid="0015382e"/>
    </style:style>
    <style:style style:name="P2"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ingchi.net/how-to-record-gifs-on-the-raspberry-pi/" text:style-name="Internet_20_link" text:visited-style-name="Visited_20_Internet_20_Link">Recording GIFs on the Raspberry Pi</text:a> </text:h>
      <text:p text:style-name="P1"><text:a xlink:type="simple" xlink:href="http://wingchi.net/how-to-record-gifs-on-the-raspberry-pi/" text:style-name="Internet_20_link" text:visited-style-name="Visited_20_Internet_20_Link">http://wingchi.net/how-to-record-gifs-on-the-raspberry-pi/</text:a></text:p>
      <text:p text:style-name="Text_20_body">I was working on a GIF booth to shoot quick gifs of guests (think Snapchat, but less self destruct-y). The first step was to get my Pi to output animated GIFs. This is all done through Python, so (hopefully) it can run automatically and repeatedly. Here's the gist of how to accomplish this task.</text:p>
      <text:h text:style-name="Heading_20_3" text:outline-level="3"><text:bookmark text:name="usepicameratorecordavideo"/>Use picamera to record a video</text:h>
      <text:p text:style-name="Text_20_body">I started by recording a short, 2 second video using the <text:a xlink:type="simple" xlink:href="http://picamera.readthedocs.org/en/release-1.9/" text:style-name="Internet_20_link" text:visited-style-name="Visited_20_Internet_20_Link">picamera library</text:a>. </text:p>
      <text:p text:style-name="Preformatted_20_Text"><text:span text:style-name="Source_20_Text">import picamera</text:span></text:p>
      <text:p text:style-name="Preformatted_20_Text"><text:span text:style-name="Source_20_Text">import time</text:span></text:p>
      <text:p text:style-name="Preformatted_20_Text"/>
      <text:p text:style-name="Preformatted_20_Text"><text:span text:style-name="Source_20_Text">with picamera.PiCamera() as camera:</text:span></text:p>
      <text:p text:style-name="Preformatted_20_Text"><text:span text:style-name="Source_20_Text"><text:s text:c="4"/>camera.resolution = (800, 480)</text:span></text:p>
      <text:p text:style-name="Preformatted_20_Text"/>
      <text:p text:style-name="Preformatted_20_Text"><text:span text:style-name="Source_20_Text"><text:s text:c="4"/># Start a preview and let the camera warm up for 2 seconds</text:span></text:p>
      <text:p text:style-name="Preformatted_20_Text"><text:span text:style-name="Source_20_Text"><text:s text:c="4"/>camera.start_preview()</text:span></text:p>
      <text:p text:style-name="Preformatted_20_Text"><text:span text:style-name="Source_20_Text"><text:s text:c="4"/>time.sleep(2)</text:span></text:p>
      <text:p text:style-name="Preformatted_20_Text"/>
      <text:p text:style-name="Preformatted_20_Text"><text:span text:style-name="Source_20_Text"><text:s text:c="4"/>camera.start_recording('video.h264')</text:span></text:p>
      <text:p text:style-name="Preformatted_20_Text"><text:span text:style-name="Source_20_Text"><text:s text:c="4"/>camera.wait_recording(2)</text:span></text:p>
      <text:p text:style-name="P2"><text:span text:style-name="Source_20_Text"><text:s text:c="4"/>camera.stop_recording()</text:span></text:p>
      <text:p text:style-name="Text_20_body">You should get an H264 file as output.</text:p>
      <text:h text:style-name="Heading_20_3" text:outline-level="3"><text:bookmark text:name="boxthath264fileup"/>Box that H264 file up</text:h>
      <text:p text:style-name="Text_20_body">To convert your video file to a gif you'll want it in an MP4 format. I got some help from a <text:a xlink:type="simple" xlink:href="http://youtu.be/9vGi376X3PA?t=4m27s" text:style-name="Internet_20_link" text:visited-style-name="Visited_20_Internet_20_Link">RaspberryPiIVBeginners YouTube video</text:a> to convert the H264 files that come from picamera recordings into MP4 files.</text:p>
      <text:p text:style-name="Text_20_body">To sum up the instructions from the video:</text:p>
      <text:p text:style-name="Text_20_body">Install gpac</text:p>
      <text:p text:style-name="P2"><text:span text:style-name="Source_20_Text">sudo apt-get install gpac</text:span></text:p>
      <text:p text:style-name="Text_20_body">Use the MP4Box command to convert your files</text:p>
      <text:p text:style-name="P2"><text:span text:style-name="Source_20_Text">MP4Box -add video.h264 video.mp4</text:span></text:p>
      <text:p text:style-name="Text_20_body">Use the call method in Python to call your command</text:p>
      <text:p text:style-name="Preformatted_20_Text"><text:span text:style-name="Source_20_Text">from subprocess import call</text:span></text:p>
      <text:p text:style-name="Preformatted_20_Text"/>
      <text:p text:style-name="Preformatted_20_Text"><text:span text:style-name="Source_20_Text">cmd = "MP4Box -add video.h264 vidio.mp4" #this is your command</text:span></text:p>
      <text:p text:style-name="Preformatted_20_Text"/>
      <text:p text:style-name="P2"><text:span text:style-name="Source_20_Text">call ([cmd], shell=True)</text:span></text:p>
      <text:p text:style-name="Text_20_body"><text:span text:style-name="Emphasis">I know using </text:span><text:span text:style-name="Emphasis"><text:span text:style-name="Source_20_Text">shell=True</text:span></text:span><text:span text:style-name="Emphasis"> isn't great for security, but it'll do for now</text:span></text:p>
      <text:h text:style-name="Heading_20_3" text:outline-level="3"><text:bookmark text:name="convertyourvideotoabigpileofstills"/>Convert your video to a big pile of stills</text:h>
      <text:p text:style-name="Text_20_body">From here I used FFmpeg to convert my video file into a bunch of still images.</text:p>
      <text:p text:style-name="Text_20_body"><text:soft-page-break/>Install with </text:p>
      <text:p text:style-name="P2"><text:span text:style-name="Source_20_Text">sudo apt-get install ffmpeg</text:span></text:p>
      <text:p text:style-name="Text_20_body">Then run</text:p>
      <text:p text:style-name="P2"><text:span text:style-name="Source_20_Text">avconv -t 2 -ss 00:00:00 -i video.mp4 -pix_fmt rgb8 output%04d.gif</text:span></text:p>
      <text:p text:style-name="Text_20_body">Be sure to keep your output in GIF format. Also, use the <text:span text:style-name="Source_20_Text">%04d</text:span> syntax in your filename so your output images will be numbered sequentially.</text:p>
      <text:p text:style-name="Text_20_body">Again, you can use the call method in Python to call this command from within your script.</text:p>
      <text:p text:style-name="Preformatted_20_Text"><text:span text:style-name="Source_20_Text">cmd = "avconv -t 2 -ss 00:00:00 -i video.mp4 -pix_fmt rgb8 output%04d.gif"</text:span></text:p>
      <text:p text:style-name="P2"><text:span text:style-name="Source_20_Text">call ([cmd], shell=True)</text:span></text:p>
      <text:h text:style-name="Heading_20_3" text:outline-level="3"><text:bookmark text:name="stitchallyourimagestogether"/>Stitch all your images together</text:h>
      <text:p text:style-name="Text_20_body">Use <text:a xlink:type="simple" xlink:href="http://www.lcdf.org/gifsicle/" text:style-name="Internet_20_link" text:visited-style-name="Visited_20_Internet_20_Link">gifsicle</text:a> to stitch all your images into one glorious gif.</text:p>
      <text:p text:style-name="Text_20_body">Install with</text:p>
      <text:p text:style-name="P2"><text:span text:style-name="Source_20_Text">sudo apt-get install gifsicle</text:span></text:p>
      <text:p text:style-name="Text_20_body">Then run</text:p>
      <text:p text:style-name="Preformatted_20_Text"><text:span text:style-name="Source_20_Text">cmd = "gifsicle --delay=5 --loop output*.gif &gt; video.gif"</text:span></text:p>
      <text:p text:style-name="P2"><text:span text:style-name="Source_20_Text">call ([cmd], shell=True)</text:span></text:p>
      <text:p text:style-name="Text_20_body">I noticed that a lot of tutorials use ImageMagick and the <text:span text:style-name="Source_20_Text">convert</text:span> command to stitch their images into one GIF, but ImageMagick did not run well on the Pi for me. Luckily, gifsicle worked smoothly!</text:p>
      <text:p text:style-name="Text_20_body">Put all of that together and you should get a Python script that will allow your Pi to film a video and output a GIF!</text:p>
      <text:p text:style-name="Text_20_body">Good luck! If you have any questions tweet them to me at <text:a xlink:type="simple" xlink:href="https://twitter.com/wingchi" text:style-name="Internet_20_link" text:visited-style-name="Visited_20_Internet_20_Link">@wingchi</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4:11:09.363744641</meta:creation-date>
    <dc:date>2017-03-03T14:11:52.818667260</dc:date>
    <meta:editing-duration>PT44S</meta:editing-duration>
    <meta:editing-cycles>2</meta:editing-cycles>
    <meta:generator>LibreOffice/5.1.6.2$Linux_X86_64 LibreOffice_project/10m0$Build-2</meta:generator>
    <meta:document-statistic meta:table-count="0" meta:image-count="0" meta:object-count="0" meta:page-count="2" meta:paragraph-count="48" meta:word-count="436" meta:character-count="2602" meta:non-whitespace-character-count="2185"/>
  </office:meta>
</office:document-meta>
</file>